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serif"/>
    <style:font-face style:name="Helvetica Neue Light" svg:font-family="'Helvetica Neue Light', HelveticaNeue-Light, 'Helvetica Neue', Helvetica, Arial, sans-serif"/>
    <style:font-face style:name="Helvetica Neue" svg:font-family="'Helvetica Neue', Helvetica, Arial, sans-serif"/>
    <style:font-face style:name="Source Sans Pro" svg:font-family="'Source Sans Pro', Helvetica, Arial, sans-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.39cm" table:align="left" fo:background-color="transparent">
        <style:background-image/>
      </style:table-properties>
    </style:style>
    <style:style style:name="Table1.A" style:family="table-column">
      <style:table-column-properties style:column-width="2.519cm"/>
    </style:style>
    <style:style style:name="Table1.B" style:family="table-column">
      <style:table-column-properties style:column-width="9.871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119513" officeooo:paragraph-rsid="00119513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25663" officeooo:paragraph-rsid="00125663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2990e" officeooo:paragraph-rsid="0012990e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51b11" officeooo:paragraph-rsid="00151b11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d4d82" officeooo:paragraph-rsid="001d4d82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38fa8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82f33" style:font-name="sans-serif" fo:font-size="11.25pt" fo:letter-spacing="normal" fo:font-style="normal" fo:font-weight="normal" officeooo:paragraph-rsid="00138fa8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656e7f" style:font-name="Source Sans Pro" fo:font-size="13.5pt" fo:letter-spacing="normal" fo:font-style="normal" fo:font-weight="normal" officeooo:rsid="00220ca4" officeooo:paragraph-rsid="00220ca4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656e7f" style:font-name="Source Sans Pro" fo:font-size="13.5pt" fo:letter-spacing="normal" fo:font-style="normal" fo:font-weight="normal" officeooo:rsid="0022ec11" officeooo:paragraph-rsid="0022ec11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656e7f" style:font-name="Source Sans Pro" fo:font-size="13.5pt" fo:letter-spacing="normal" fo:font-style="normal" fo:font-weight="normal" officeooo:rsid="0025e83e" officeooo:paragraph-rsid="0025e83e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656e7f" style:font-name="Source Sans Pro" fo:font-size="13.5pt" fo:letter-spacing="normal" fo:font-style="normal" fo:font-weight="normal" officeooo:rsid="002781a1" officeooo:paragraph-rsid="002781a1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656e7f" style:font-name="Source Sans Pro" fo:font-size="13.5pt" fo:letter-spacing="normal" fo:font-style="normal" fo:font-weight="normal" officeooo:rsid="002a9123" officeooo:paragraph-rsid="002a9123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656e7f" style:font-name="Source Sans Pro" fo:font-size="13.5pt" fo:letter-spacing="normal" fo:font-style="normal" fo:font-weight="normal" officeooo:rsid="002af458" officeooo:paragraph-rsid="002af458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656e7f" style:font-name="Source Sans Pro" fo:font-size="13.5pt" fo:letter-spacing="normal" fo:font-style="normal" fo:font-weight="normal" officeooo:rsid="002c1edd" officeooo:paragraph-rsid="002c1edd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656e7f" style:font-name="Source Sans Pro" fo:font-size="13.5pt" fo:letter-spacing="normal" fo:font-style="normal" fo:font-weight="normal" officeooo:rsid="002fc0b8" officeooo:paragraph-rsid="002fc0b8" style:font-size-asian="15.75pt" style:font-weight-asian="normal" style:font-size-complex="18pt" style:font-weight-complex="normal"/>
    </style:style>
    <style:style style:name="P16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</style:style>
    <style:style style:name="P17" style:family="paragraph" style:parent-style-name="Table_20_Contents">
      <style:paragraph-properties fo:margin-left="0cm" fo:margin-right="0cm" fo:margin-top="0cm" fo:margin-bottom="0.265cm" loext:contextual-spacing="false" fo:text-indent="0cm" style:auto-text-indent="false"/>
    </style:style>
    <style:style style:name="P18" style:family="paragraph" style:parent-style-name="Table_20_Heading">
      <style:paragraph-properties fo:text-align="start" style:justify-single-word="false"/>
    </style:style>
    <style:style style:name="P19" style:family="paragraph" style:parent-style-name="List_20_Heading">
      <style:paragraph-properties fo:text-align="start" style:justify-single-word="false"/>
      <style:text-properties fo:font-variant="normal" fo:text-transform="none" fo:color="#656e7f" style:font-name="Source Sans Pro" fo:font-size="13.5pt" fo:letter-spacing="normal" fo:font-style="normal" fo:font-weight="normal" officeooo:rsid="002781a1" officeooo:paragraph-rsid="002781a1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e4349" style:font-name="Georgia" fo:font-size="11.25pt" fo:letter-spacing="normal" fo:font-style="normal" fo:font-weight="normal" officeooo:rsid="00125663" officeooo:paragraph-rsid="00125663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e4349" style:font-name="Georgia" fo:font-size="11.25pt" fo:letter-spacing="normal" fo:font-style="normal" fo:font-weight="normal" officeooo:rsid="001d4d82" officeooo:paragraph-rsid="001d4d82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3e4349" style:font-name="Georgia" fo:font-size="11.25pt" fo:letter-spacing="normal" fo:font-style="normal" fo:font-weight="normal" officeooo:rsid="00220ca4" officeooo:paragraph-rsid="00220ca4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3e4349" style:font-name="Georgia" fo:font-size="11.25pt" fo:letter-spacing="normal" fo:font-style="normal" fo:font-weight="normal" officeooo:rsid="0022ec11" officeooo:paragraph-rsid="0022ec11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3e4349" style:font-name="Helvetica Neue Light" fo:font-size="10.5pt" fo:letter-spacing="normal" fo:font-style="normal" fo:font-weight="bold" officeooo:rsid="0025e83e" officeooo:paragraph-rsid="0025e83e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3e4349" style:font-name="Helvetica Neue Light" fo:font-size="10.5pt" fo:letter-spacing="normal" fo:font-style="normal" fo:font-weight="bold" officeooo:rsid="002781a1" officeooo:paragraph-rsid="002781a1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3e4349" style:font-name="Helvetica Neue Light" fo:font-size="10.5pt" fo:letter-spacing="normal" fo:font-style="normal" fo:font-weight="bold" officeooo:rsid="002af458" officeooo:paragraph-rsid="002af458" style:font-size-asian="15.75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3e4349" style:font-name="Helvetica Neue Light" fo:font-size="10.5pt" fo:letter-spacing="normal" fo:font-style="normal" fo:font-weight="bold" officeooo:rsid="002c1edd" officeooo:paragraph-rsid="002c1edd" style:font-size-asian="15.75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3e4349" style:font-name="Helvetica Neue Light" fo:font-size="10.5pt" fo:letter-spacing="normal" fo:font-style="normal" fo:font-weight="bold" officeooo:rsid="002fc0b8" officeooo:paragraph-rsid="002fc0b8" style:font-size-asian="15.75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3e4349" style:font-name="Helvetica Neue Light" fo:font-size="10.5pt" fo:letter-spacing="normal" fo:font-style="normal" fo:font-weight="bold" officeooo:rsid="00349338" officeooo:paragraph-rsid="00349338" style:font-size-asian="15.75pt" style:font-weight-asian="bold" style:font-size-complex="18pt" style:font-weight-complex="bold"/>
    </style:style>
    <style:style style:name="P30" style:family="paragraph" style:parent-style-name="Table_20_Contents" style:list-style-name="L1">
      <style:paragraph-properties fo:margin-left="0cm" fo:margin-right="0cm" fo:margin-top="0cm" fo:margin-bottom="0.265cm" loext:contextual-spacing="false" fo:text-indent="0cm" style:auto-text-indent="false"/>
    </style:style>
    <style:style style:name="T1" style:family="text">
      <style:text-properties fo:font-variant="normal" fo:text-transform="none" fo:color="#282f33" style:font-name="sans-serif" fo:font-size="11.25pt" fo:letter-spacing="normal" fo:font-style="normal" fo:font-weight="bold"/>
    </style:style>
    <style:style style:name="T2" style:family="text">
      <style:text-properties fo:font-variant="normal" fo:text-transform="none" fo:color="#282f33" style:font-name="sans-serif" fo:font-size="11.25pt" fo:letter-spacing="normal" fo:font-style="normal" fo:font-weight="normal"/>
    </style:style>
    <style:style style:name="T3" style:family="text">
      <style:text-properties fo:font-variant="normal" fo:text-transform="none" fo:color="#282f33" fo:letter-spacing="normal"/>
    </style:style>
    <style:style style:name="T4" style:family="text">
      <style:text-properties fo:font-variant="normal" fo:text-transform="none" fo:color="#3e4349" style:font-name="Georgia" fo:font-size="11.25pt" fo:letter-spacing="normal" fo:font-style="normal"/>
    </style:style>
    <style:style style:name="T5" style:family="text">
      <style:text-properties fo:font-variant="normal" fo:text-transform="none" fo:color="#3e4349" style:font-name="Georgia" fo:font-size="11.25pt" fo:letter-spacing="normal" fo:font-style="normal"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6" style:family="text">
      <style:text-properties fo:font-variant="normal" fo:text-transform="none" fo:color="#3e4349" style:font-name="Georgia" fo:font-size="11.25pt" fo:letter-spacing="normal" fo:font-style="normal" style:text-underline-style="solid" style:text-underline-width="auto" style:text-underline-color="font-color" fo:font-weight="bold" officeooo:rsid="001e3b04" fo:background-color="#ffff00" loext:char-shading-value="0" style:font-weight-asian="bold" style:font-weight-complex="bold"/>
    </style:style>
    <style:style style:name="T7" style:family="text">
      <style:text-properties fo:font-variant="normal" fo:text-transform="none" fo:color="#3e4349" fo:letter-spacing="normal"/>
    </style:style>
    <style:style style:name="T8" style:family="text">
      <style:text-properties fo:font-size="18pt" fo:font-weight="normal" officeooo:rsid="00138fa8" style:font-size-asian="15.75pt" style:font-weight-asian="normal" style:font-size-complex="18pt" style:font-weight-complex="normal"/>
    </style:style>
    <style:style style:name="T9" style:family="text">
      <style:text-properties fo:color="#3e4349" style:font-name="Georgia" fo:font-size="11.25pt"/>
    </style:style>
    <style:style style:name="T10" style:family="text">
      <style:text-properties fo:color="#3e4349" style:font-name="Georgia" fo:font-size="11.25pt" fo:letter-spacing="normal"/>
    </style:style>
    <style:style style:name="T11" style:family="text">
      <style:text-properties fo:color="#3e4349" style:font-name="Helvetica Neue Light" fo:font-size="10.5pt" fo:font-weight="bold" style:font-weight-asian="bold" style:font-weight-complex="bold"/>
    </style:style>
    <style:style style:name="T12" style:family="text">
      <style:text-properties fo:color="#3e4349" style:font-name="Helvetica Neue Light" fo:font-size="10.5pt" fo:font-weight="bold" officeooo:rsid="0029b92d" style:font-weight-asian="bold" style:font-weight-complex="bold"/>
    </style:style>
    <style:style style:name="T13" style:family="text">
      <style:text-properties fo:font-weight="normal"/>
    </style:style>
    <style:style style:name="T14" style:family="text">
      <style:text-properties fo:color="#333333" style:font-name="Helvetica Neue Light" fo:font-size="10.5pt"/>
    </style:style>
    <style:style style:name="T15" style:family="text">
      <style:text-properties fo:color="#333333" style:font-name="Helvetica Neue Light" fo:font-size="10.5pt" fo:font-style="italic" fo:font-weight="bold"/>
    </style:style>
    <style:style style:name="T16" style:family="text">
      <style:text-properties fo:color="#333333" style:font-name="Helvetica Neue" fo:font-size="9.75pt" fo:font-weight="bold" style:font-weight-asian="bold" style:font-weight-complex="bold"/>
    </style:style>
    <style:style style:name="T17" style:family="text">
      <style:text-properties fo:color="#333333" style:font-name="Helvetica Neue" fo:font-size="14pt" fo:font-weight="bold" style:font-weight-asian="bold" style:font-weight-complex="bold"/>
    </style:style>
    <style:style style:name="T18" style:family="text">
      <style:text-properties fo:color="#333333" style:font-name="Helvetica Neue" fo:font-size="10.5pt" fo:font-weight="bold" style:font-weight-asian="bold" style:font-weight-complex="bold"/>
    </style:style>
    <style:style style:name="T19" style:family="text">
      <style:text-properties fo:color="#850d85" style:font-name="Helvetica Neue" fo:font-size="9.75pt" fo:font-style="normal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change()</text:p>
      <text:p text:style-name="P2">The onchane() method get the current ID instead of object like this</text:p>
      <text:p text:style-name="P2">&lt;odoo.models.newID object at 0x0BF29170&gt;</text:p>
      <text:p text:style-name="P2"/>
      <text:p text:style-name="P2">on onchange() method need to the current ID instead of object</text:p>
      <text:p text:style-name="P2"/>
      <text:p text:style-name="P6"><text:span text:style-name="T8">Note :- </text:span><text:span text:style-name="T1">onchange</text:span><text:span text:style-name="T3"> </text:span><text:span text:style-name="T2">method doesn't store the read-only field values on the </text:span><text:span text:style-name="T1">database</text:span><text:span text:style-name="T2">.To do so you have to update the values dict of </text:span><text:span text:style-name="T1">create and write</text:span><text:span text:style-name="T3"> </text:span><text:span text:style-name="T2">methods. So better option is to store value inside the fields dict before the actual create method invokes.</text:span></text:p>
      <text:p text:style-name="P7"/>
      <text:p text:style-name="P4"><text:a xlink:type="simple" xlink:href="https://www.odoo.com/forum/help-1/question/how-to-write-create-and-write-function-for-the-onchange-in-ver-11-131295" text:style-name="Internet_20_link" text:visited-style-name="Visited_20_Internet_20_Link">https://www.odoo.com/forum/help-1/question/how-to-write-create-and-write-function-for-the-onchange-in-ver-11-131295</text:a> </text:p>
      <text:p text:style-name="P2"/>
      <text:p text:style-name="P3">To get icons iamge for buttons :- fontawesome.io/icons</text:p>
      <text:p text:style-name="P3"/>
      <text:p text:style-name="P2"><text:span text:style-name="T4">On change methods can read data in the database but should </text:span><text:span text:style-name="Emphasis"><text:span text:style-name="T10">never</text:span></text:span><text:span text:style-name="T7"> </text:span><text:span text:style-name="T4">attempt to write anything, this is always a strong conception problem.</text:span></text:p>
      <text:p text:style-name="P20"/>
      <text:p text:style-name="P5"><text:span text:style-name="T6">M.Imp learn </text:span><text:span text:style-name="T5">Onchane</text:span><text:span text:style-name="T4"> :- </text:span><text:a xlink:type="simple" xlink:href="https://www.odoo.yenthevg.com/on_change-event-in-odoo-8/" text:style-name="Internet_20_link" text:visited-style-name="Visited_20_Internet_20_Link">https://www.odoo.yenthevg.com/on_change-event-in-odoo-8/</text:a><text:span text:style-name="T4"> </text:span></text:p>
      <text:p text:style-name="P21"/>
      <text:p text:style-name="P21">Onchange function works in virtual records assignment on these records is not written to the database, just used to know which value to send back to the client.</text:p>
      <text:p text:style-name="P21"/>
      <text:p text:style-name="P8"><text:a xlink:type="simple" xlink:href="http://learnopenerp.blogspot.com/2016/10/onchange-many2one-filed-in-odoo.html" text:style-name="Internet_20_link" text:visited-style-name="Visited_20_Internet_20_Link">http://learnopenerp.blogspot.com/2016/10/onchange-many2one-filed-in-odoo.html</text:a><text:span text:style-name="T9"> </text:span></text:p>
      <text:p text:style-name="P22"/>
      <text:p text:style-name="P9"><text:a xlink:type="simple" xlink:href="http://www.odooninja.com/readonly-field-onchange-method/" text:style-name="Internet_20_link" text:visited-style-name="Visited_20_Internet_20_Link">http://www.odooninja.com/readonly-field-onchange-method/</text:a><text:span text:style-name="T9"> </text:span></text:p>
      <text:p text:style-name="P23"/>
      <text:p text:style-name="P9"><text:span text:style-name="T14">Following is the method to update/populate simple field value using </text:span><text:span text:style-name="T15">on_change</text:span><text:span text:style-name="T14">method:</text:span><text:span text:style-name="T9"><text:line-break/><text:line-break/></text:span><text:span text:style-name="T11">return {'value' : {'field_name' : &lt;field_value&gt;}}</text:span></text:p>
      <text:p text:style-name="P10"><text:a xlink:type="simple" xlink:href="http://blog.odoobiz.com/2014/11/odooopenerp-populate-one2many-list.html" text:style-name="Internet_20_link" text:visited-style-name="Visited_20_Internet_20_Link">http://blog.odoobiz.com/2014/11/odooopenerp-populate-one2many-list.html</text:a><text:span text:style-name="T11"> </text:span></text:p>
      <text:p text:style-name="P24"/>
      <text:p text:style-name="P11"><text:span text:style-name="T12">IMP :- </text:span><text:a xlink:type="simple" xlink:href="https://doc.odoo.com/v6.0/developer/2_5_Objects_Fields_Methods/methods.html" text:style-name="Internet_20_link" text:visited-style-name="Visited_20_Internet_20_Link">https://doc.odoo.com/v6.0/developer/2_5_Objects_Fields_Methods/methods.html</text:a><text:span text:style-name="T11"> </text:span></text:p>
      <text:p text:style-name="P25"/>
      <text:p text:style-name="P19"><text:bookmark text:name="osv.osv.osv.browse"/><text:span text:style-name="Teletype"><text:span text:style-name="T16">browse</text:span></text:span><text:span text:style-name="T17">(</text:span><text:span text:style-name="Emphasis"><text:span text:style-name="T19">cr</text:span></text:span><text:span text:style-name="T18">, </text:span><text:span text:style-name="Emphasis"><text:span text:style-name="T19">uid</text:span></text:span><text:span text:style-name="T18">, </text:span><text:span text:style-name="Emphasis"><text:span text:style-name="T19">select</text:span></text:span><text:span text:style-name="T18">, </text:span><text:span text:style-name="Emphasis"><text:span text:style-name="T19">context=None</text:span></text:span><text:span text:style-name="T18">, </text:span><text:span text:style-name="Emphasis"><text:span text:style-name="T19">list_class=None</text:span></text:span><text:span text:style-name="T18">, </text:span><text:span text:style-name="Emphasis"><text:span text:style-name="T19">fields_process=None</text:span></text:span><text:span text:style-name="T17">)</text:span></text:p>
      <text:p text:style-name="P16"><text:bookmark text:name="s2a62272bdc224b6bb4dd57548d7167c4"/>Fetch records as objects allowing to use dot notation to browse fields and relation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Parameters:</text:p>
          </table:table-cell>
          <table:table-cell table:style-name="Table1.A1" office:value-type="string">
            <text:list xml:id="list3277558343067993267" text:style-name="L1">
              <text:list-item>
                <text:p text:style-name="P30"><text:bookmark text:name="s38408625facb46ef83fb99f84eda391d"/><text:span text:style-name="Strong_20_Emphasis"><text:span text:style-name="T13">cr</text:span></text:span> -- database cursor</text:p>
              </text:list-item>
              <text:list-item>
                <text:p text:style-name="P30"><text:bookmark text:name="s4e60d5b32c96468eae230b72674179c2"/><text:soft-page-break/><text:span text:style-name="Strong_20_Emphasis"><text:span text:style-name="T13">user</text:span></text:span> -- current user id</text:p>
              </text:list-item>
              <text:list-item>
                <text:p text:style-name="P30"><text:bookmark text:name="scf37212a2c4f46d2a4ece1beec611e63"/><text:span text:style-name="Strong_20_Emphasis"><text:span text:style-name="T13">select</text:span></text:span> -- id or list of ids</text:p>
              </text:list-item>
              <text:list-item>
                <text:p text:style-name="P30"><text:bookmark text:name="s39c0b34add434c8d9e5fb16613593ad6"/><text:span text:style-name="Strong_20_Emphasis"><text:span text:style-name="T13">context</text:span></text:span> -- context arguments, like lang, time zone</text:p>
              </text:list-item>
            </text:list>
          </table:table-cell>
        </table:table-row>
        <table:table-row>
          <table:table-cell table:style-name="Table1.A1" office:value-type="string">
            <text:p text:style-name="P18">Return type:</text:p>
          </table:table-cell>
          <table:table-cell table:style-name="Table1.A1" office:value-type="string">
            <text:p text:style-name="P17"><text:bookmark text:name="s0d2be45b7cd6488da7fc71e448a6a9fc"/>object or list of objects requested</text:p>
          </table:table-cell>
        </table:table-row>
      </table:table>
      <text:p text:style-name="P12"><text:a xlink:type="simple" xlink:href="https://odoo-new-api-guide-line.readthedocs.io/en/latest/environment.html" text:style-name="Internet_20_link" text:visited-style-name="Visited_20_Internet_20_Link">https://odoo-new-api-guide-line.readthedocs.io/en/latest/environment.html</text:a><text:span text:style-name="T11"> </text:span></text:p>
      <text:p text:style-name="P13"><text:a xlink:type="simple" xlink:href="https://docs.huihoo.com/odoo/training/reference-material/advanced-features-of-the-api.pdf" text:style-name="Internet_20_link" text:visited-style-name="Visited_20_Internet_20_Link"><text:span text:style-name="T11"/></text:a></text:p>
      <text:p text:style-name="P13"><text:a xlink:type="simple" xlink:href="https://docs.huihoo.com/odoo/training/reference-material/advanced-features-of-the-api.pdf" text:style-name="Internet_20_link" text:visited-style-name="Visited_20_Internet_20_Link">https://docs.huihoo.com/odoo/training/reference-material/advanced-features-of-the-api.pdf</text:a><text:span text:style-name="T11"> </text:span></text:p>
      <text:p text:style-name="P26"/>
      <text:p text:style-name="P14"><text:span text:style-name="T11">Imprtant Docs :- </text:span><text:a xlink:type="simple" xlink:href="https://docs.huihoo.com/odoo/training/reference-material/" text:style-name="Internet_20_link" text:visited-style-name="Visited_20_Internet_20_Link">https://docs.huihoo.com/odoo/training/reference-material/</text:a><text:span text:style-name="T11"> </text:span></text:p>
      <text:p text:style-name="P27"/>
      <text:p text:style-name="P15"><text:a xlink:type="simple" xlink:href="http://learnopenerp.blogspot.com/search/label/Odoo" text:style-name="Internet_20_link" text:visited-style-name="Visited_20_Internet_20_Link">http://learnopenerp.blogspot.com/search/label/Odoo</text:a><text:span text:style-name="T11"> </text:span></text:p>
      <text:p text:style-name="P28"/>
      <text:p text:style-name="P29"><text:a xlink:type="simple" xlink:href="https://programtalk.com/python-examples/odoo.api.onchange/" text:style-name="Internet_20_link" text:visited-style-name="Visited_20_Internet_20_Link">https://programtalk.com/python-examples/odoo.api.onchange/</text:a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serif"/>
    <style:font-face style:name="Helvetica Neue Light" svg:font-family="'Helvetica Neue Light', HelveticaNeue-Light, 'Helvetica Neue', Helvetica, Arial, sans-serif"/>
    <style:font-face style:name="Helvetica Neue" svg:font-family="'Helvetica Neue', Helvetica, Arial, sans-serif"/>
    <style:font-face style:name="Source Sans Pro" svg:font-family="'Source Sans Pro', Helvetica, Arial, sans-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8:49:26.175096722</meta:creation-date>
    <dc:date>2019-02-06T16:04:52.106678172</dc:date>
    <meta:editing-duration>PT5H27M6S</meta:editing-duration>
    <meta:editing-cycles>29</meta:editing-cycles>
    <meta:generator>LibreOffice/5.1.6.2$Linux_X86_64 LibreOffice_project/10m0$Build-2</meta:generator>
    <meta:document-statistic meta:table-count="1" meta:image-count="0" meta:object-count="0" meta:page-count="2" meta:paragraph-count="29" meta:word-count="225" meta:character-count="2090" meta:non-whitespace-character-count="1887"/>
  </office:meta>
</office:document-meta>
</file>